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, 'Segoe UI Symbol'"/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Sans Serif" svg:font-family="'Sans Serif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size="8pt" fo:font-weight="normal" officeooo:rsid="0000627e" officeooo:paragraph-rsid="0000627e" style:font-size-asian="7pt" style:font-weight-asian="normal" style:font-size-complex="8pt" style:font-weight-complex="normal"/>
    </style:style>
    <style:style style:name="P2" style:family="paragraph" style:parent-style-name="Standard">
      <style:text-properties fo:font-size="8pt" fo:font-weight="normal" officeooo:rsid="0003ca48" officeooo:paragraph-rsid="0003ca48" style:font-size-asian="7pt" style:font-weight-asian="normal" style:font-size-complex="8pt" style:font-weight-complex="normal"/>
    </style:style>
    <style:style style:name="P3" style:family="paragraph" style:parent-style-name="Standard">
      <style:text-properties fo:font-size="8pt" fo:font-weight="normal" officeooo:rsid="00046442" officeooo:paragraph-rsid="00046442" style:font-size-asian="7pt" style:font-weight-asian="normal" style:font-size-complex="8pt" style:font-weight-complex="normal"/>
    </style:style>
    <style:style style:name="P4" style:family="paragraph" style:parent-style-name="Standard">
      <style:text-properties fo:font-size="8pt" fo:font-weight="normal" officeooo:rsid="0005697b" officeooo:paragraph-rsid="0005697b" style:font-size-asian="7pt" style:font-weight-asian="normal" style:font-size-complex="8pt" style:font-weight-complex="normal"/>
    </style:style>
    <style:style style:name="P5" style:family="paragraph" style:parent-style-name="Standard">
      <style:text-properties fo:font-size="8pt" fo:font-weight="normal" officeooo:rsid="0007445d" officeooo:paragraph-rsid="0007445d" style:font-size-asian="7pt" style:font-weight-asian="normal" style:font-size-complex="8pt" style:font-weight-complex="normal"/>
    </style:style>
    <style:style style:name="P6" style:family="paragraph" style:parent-style-name="Standard">
      <style:text-properties fo:font-size="8pt" fo:font-weight="normal" officeooo:rsid="000b24a2" officeooo:paragraph-rsid="000b24a2" style:font-size-asian="7pt" style:font-weight-asian="normal" style:font-size-complex="8pt" style:font-weight-complex="normal"/>
    </style:style>
    <style:style style:name="P7" style:family="paragraph" style:parent-style-name="Standard">
      <style:text-properties fo:font-size="14pt" fo:font-weight="bold" officeooo:rsid="0000627e" officeooo:paragraph-rsid="0000627e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paragraph-rsid="00046442"/>
    </style:style>
    <style:style style:name="T1" style:family="text">
      <style:text-properties officeooo:rsid="0001fa43"/>
    </style:style>
    <style:style style:name="T2" style:family="text">
      <style:text-properties officeooo:rsid="0003ca4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8pt" fo:font-weight="normal" officeooo:rsid="00046442" style:font-size-asian="7pt" style:font-weight-asian="normal" style:font-size-complex="8pt" style:font-weight-complex="normal"/>
    </style:style>
    <style:style style:name="T5" style:family="text">
      <style:text-properties officeooo:rsid="0005697b"/>
    </style:style>
    <style:style style:name="T6" style:family="text">
      <style:text-properties officeooo:rsid="0007445d"/>
    </style:style>
    <style:style style:name="T7" style:family="text">
      <style:text-properties officeooo:rsid="00091977"/>
    </style:style>
    <style:style style:name="T8" style:family="text">
      <style:text-properties officeooo:rsid="000abd0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CC</text:p>
      <text:p text:style-name="P1">On compilation of source code, gcc usually produces two types of output if it has failed.</text:p>
      <text:p text:style-name="P1">One being “errors” and other being “warnings”.</text:p>
      <text:p text:style-name="P1">Errors are shown in the format: </text:p>
      <text:p text:style-name="P1">```</text:p>
      <text:p text:style-name="P1">bubbleSort(arr, n)</text:p>
      <text:p text:style-name="P1"/>
      <text:p text:style-name="P1">~/bubblesort.cpp: In function ‘int main()’:</text:p>
      <text:p text:style-name="P1">~/bubblesort.cpp:38:23: error: expected ‘;’ before ‘cout’</text:p>
      <text:p text:style-name="P1">```</text:p>
      <text:p text:style-name="P1">where the file’s <text:span text:style-name="T1">name</text:span>, scope(limited to functions), line number, column number and the problem occurred while compilation is shown.</text:p>
      <text:p text:style-name="P2">In above example we forgot to put a semi-colon after the statement which gave rise to the associated error.</text:p>
      <text:p text:style-name="P1">In the case of Warnings, they are usually the code which might still run during execution but is not what the user might desire.</text:p>
      <text:p text:style-name="P1">```</text:p>
      <text:p text:style-name="P1">int swap(int *<text:span text:style-name="T2">a</text:span>, int *<text:span text:style-name="T2">b</text:span>) {</text:p>
      <text:p text:style-name="P1"><text:s text:c="4"/>int temp = *<text:span text:style-name="T2">a</text:span>;</text:p>
      <text:p text:style-name="P1"><text:s text:c="4"/>*<text:span text:style-name="T2">a</text:span> = *<text:span text:style-name="T2">b</text:span>;</text:p>
      <text:p text:style-name="P1"><text:s text:c="4"/>*<text:span text:style-name="T2">b</text:span> = temp;</text:p>
      <text:p text:style-name="P1">}</text:p>
      <text:p text:style-name="P1"/>
      <text:p text:style-name="P1">bubblesort.cpp: In function ‘int swap(int*, int*)’:</text:p>
      <text:p text:style-name="P1">bubblesort.cpp:9:1: warning: no return statement in function returning non-void [-Wreturn-type]</text:p>
      <text:p text:style-name="P1"><text:s text:c="4"/>9 | }</text:p>
      <text:p text:style-name="P1">```</text:p>
      <text:p text:style-name="P2">Here, though the syntax is same as that of error it always has “<text:span text:style-name="T3">warning:</text:span>” to differentiate from other errors.</text:p>
      <text:p text:style-name="P3">Usually most warnings help us find bugs without actually having to debug the entire code to identify it and also helps in writing a dis-ambiguous code.</text:p>
      <text:p text:style-name="P3"/>
      <text:p text:style-name="P3">However internally in gcc, there are three cases: warning, error and fatal <text:span text:style-name="T6">(internal error ?)</text:span>.</text:p>
      <text:p text:style-name="P8"><text:span text:style-name="T4">```</text:span></text:p>
      <text:p text:style-name="P8"><text:span text:style-name="Strong_20_Emphasis"><text:span text:style-name="T4">gcc/diagnostic.c</text:span></text:span></text:p>
      <text:p text:style-name="P3">```</text:p>
      <text:p text:style-name="P3">The definitions are defined where:</text:p>
      <text:p text:style-name="P3">Warnings: “<text:span text:style-name="T5">correct according to a language specification but likely to be buggy”.</text:span></text:p>
      <text:p text:style-name="P4">Error: “ill-formed code”</text:p>
      <text:p text:style-name="P4">Fatal: “An error which is severe enough that we make no attempt to continue.”</text:p>
      <text:p text:style-name="P5">This file implements “the language independent aspect of diagnostic message module” <text:span text:style-name="T7">based on the flags passed for compilation</text:span>.</text:p>
      <text:p text:style-name="P5"/>
      <text:p text:style-name="P5">For language specific errors they are found in gcc/&lt;lang&gt;/error.c <text:span text:style-name="T8">(gcc/c/c-errors.c ?)</text:span></text:p>
      <text:p text:style-name="P5">For C, it is gcc/error.c</text:p>
      <text:p text:style-name="P5">warning function just prints warning in the discussed format and continues.</text:p>
      <text:p text:style-name="P5">Error function, prints the error and has a flag set to 1 (have_error) so that the object file is not generated.</text:p>
      <text:p text:style-name="P5">Fatal function, just quits at that point which the associated error msg and code.</text:p>
      <text:p text:style-name="P5"/>
      <text:p text:style-name="P6">LLVM and clang from last slid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, 'Segoe UI Symbol'"/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Sans Serif" svg:font-family="'Sans Serif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ans Serif" fo:font-family="'Sans Serif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Nimbus Roman" fo:font-family="'Nimbus Roman'" style:font-family-generic="roman" style:font-pitch="variable" fo:font-size="18pt" fo:font-weight="bold" style:font-name-asian="Nimbus Sans" style:font-family-asian="'Nimbus Sans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8T18:04:06.254750501</meta:creation-date>
    <dc:date>2019-09-08T18:56:20.132620688</dc:date>
    <meta:editing-duration>PT28M18S</meta:editing-duration>
    <meta:editing-cycles>8</meta:editing-cycles>
    <meta:generator>LibreOffice/6.2.4.2.0$Linux_X86_64 LibreOffice_project/20$Build-2</meta:generator>
    <meta:document-statistic meta:table-count="0" meta:image-count="0" meta:object-count="0" meta:page-count="1" meta:paragraph-count="39" meta:word-count="328" meta:character-count="2018" meta:non-whitespace-character-count="1712"/>
  </office:meta>
</office:document-meta>
</file>